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Нелинейные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Нелинейные».</text:p>
            <text:p text:style-name="P1">В данную библиотеку включены основные нелинейные звенья, несколько вариантов блоков сохранения минимума и максимума, звено переменного запаздывания, а также ряд других блоков, условно отнесенных к этой библиотек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намические</dc:title>
    <dc:date>2012-04-21T23:46:40.12</dc:date>
    <meta:generator>OpenOffice_Beta/4.1.0$Win32 OpenOffice.org_project/410m14$Build-9760</meta:generator>
    <meta:editing-duration>PT4H41M5S</meta:editing-duration>
    <meta:editing-cycles>119</meta:editing-cycles>
    <meta:document-statistic meta:table-count="1" meta:image-count="0" meta:object-count="0" meta:page-count="1" meta:paragraph-count="3" meta:word-count="35" meta:character-count="284"/>
    <meta:user-defined meta:name="Поле 1"/>
    <meta:user-defined meta:name="Поле 2"/>
    <meta:user-defined meta:name="Поле 3"/>
    <meta:user-defined meta:name="Поле 4"/>
  </office:meta>
</office:document-meta>
</file>